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81cm"/>
    </style:style>
    <style:style style:name="co4" style:family="table-column">
      <style:table-column-properties fo:break-before="auto" style:column-width="4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Exp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>
            <text:p>Este experimento sirve para decidir que porcentaje de vecindad se usará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A la vista de los datos la mejor vecindad es de 50% seguida de cerca del 20, 70 es con diferencia la peor.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Porcentaje Vencindad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 office:value-type="float" office:value="20">
            <text:p>20</text:p>
          </table:table-cell>
          <table:table-cell table:number-columns-repeated="2"/>
          <table:table-cell table:style-name="Default" office:value-type="float" office:value="50">
            <text:p>50</text:p>
          </table:table-cell>
          <table:table-cell table:number-columns-repeated="2"/>
          <table:table-cell table:style-name="Default" office:value-type="float" office:value="70">
            <text:p>70</text:p>
          </table:table-cell>
        </table:table-row>
        <table:table-row table:style-name="ro1">
          <table:table-cell office:value-type="string">
            <text:p>Num iteraciones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Default" office:value-type="float" office:value="200">
            <text:p>200</text:p>
          </table:table-cell>
          <table:table-cell table:number-columns-repeated="2"/>
          <table:table-cell table:style-name="Default" office:value-type="float" office:value="200">
            <text:p>200</text:p>
          </table:table-cell>
          <table:table-cell table:number-columns-repeated="2"/>
          <table:table-cell table:style-name="Default" office:value-type="float" office:value="200">
            <text:p>200</text:p>
          </table:table-cell>
        </table:table-row>
        <table:table-row table:style-name="ro1">
          <table:table-cell/>
          <table:table-cell office:value-type="string">
            <text:p>0.02032825328024301</text:p>
          </table:table-cell>
          <table:table-cell table:number-columns-repeated="2"/>
          <table:table-cell office:value-type="string">
            <text:p>0.0194646645722971</text:p>
          </table:table-cell>
          <table:table-cell table:number-columns-repeated="2"/>
          <table:table-cell office:value-type="string">
            <text:p>0.022840399132565546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032825328024301</text:p>
          </table:table-cell>
          <table:table-cell table:number-columns-repeated="2"/>
          <table:table-cell office:value-type="string">
            <text:p>0.026395495121238854</text:p>
          </table:table-cell>
          <table:table-cell table:number-columns-repeated="2"/>
          <table:table-cell office:value-type="string">
            <text:p>0.030263855694926255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032825328024301</text:p>
          </table:table-cell>
          <table:table-cell table:number-columns-repeated="2"/>
          <table:table-cell office:value-type="string">
            <text:p>0.02742040461209546</text:p>
          </table:table-cell>
          <table:table-cell table:number-columns-repeated="2"/>
          <table:table-cell office:value-type="string">
            <text:p>0.030263855694926255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028471527923788882</text:p>
          </table:table-cell>
          <table:table-cell table:number-columns-repeated="2"/>
          <table:table-cell office:value-type="string">
            <text:p>0.030263855694926255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034642413576592375</text:p>
          </table:table-cell>
          <table:table-cell table:number-columns-repeated="2"/>
          <table:table-cell office:value-type="string">
            <text:p>0.0316156352259460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03590291727965103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11822801310824527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22534105955946935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3171352219819984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3299482522278248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3299482522278248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3299482522278248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3299482522278248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3299482522278248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08055086985841257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450986838538040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6028644424748914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460317723635407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525281503201464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525281503201464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525281503201464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5791083307411709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084693984004371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16624892421942056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07030126083523928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1488986177420961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06647231037663476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  <table:table-row table:style-name="ro1">
          <table:table-cell/>
          <table:table-cell office:value-type="string">
            <text:p>0.6291987027422258</text:p>
          </table:table-cell>
          <table:table-cell table:number-columns-repeated="2"/>
          <table:table-cell office:value-type="string">
            <text:p>0.20400135669949085</text:p>
          </table:table-cell>
          <table:table-cell table:number-columns-repeated="2"/>
          <table:table-cell office:value-type="string">
            <text:p>0.6442788101092372</text:p>
          </table:table-cell>
          <table:table-cell table:number-columns-repeated="2"/>
          <table:table-cell office:value-type="string">
            <text:p>0.11868758796373939</text:p>
          </table:table-cell>
        </table:table-row>
      </table:table>
      <table:table table:name="EXP2" table:style-name="ta1" table:print="false">
        <table:table-column table:style-name="co2" table:number-columns-repeated="3" table:default-cell-style-name="Default"/>
        <table:table-column table:style-name="co3" table:number-columns-repeated="7" table:default-cell-style-name="ce1"/>
        <table:table-column table:style-name="co4" table:default-cell-style-name="ce1"/>
        <table:table-row table:style-name="ro1">
          <table:table-cell office:value-type="string">
            <text:p>En este experimento parametrizamos el ratio social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>
            <text:p>Num iteraciones 20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>
            <text:p>Porcentaje Vecindad (20,50)</text:p>
          </table:table-cell>
          <table:table-cell table:number-columns-repeated="2"/>
          <table:table-cell table:style-name="Default" office:value-type="float" office:value="20">
            <text:p>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">
            <text:p>5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0">
            <text:p>50</text:p>
          </table:table-cell>
        </table:table-row>
        <table:table-row table:style-name="ro1">
          <table:table-cell office:value-type="string">
            <text:p>Ratio social</text:p>
          </table:table-cell>
          <table:table-cell table:number-columns-repeated="2"/>
          <table:table-cell table:style-name="Default" office:value-type="float" office:value="0.2">
            <text:p>0,2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0.4">
            <text:p>0,4</text:p>
          </table:table-cell>
          <table:table-cell table:style-name="Default" office:value-type="float" office:value="0.6">
            <text:p>0,6</text:p>
          </table:table-cell>
          <table:table-cell table:style-name="Default" office:value-type="float" office:value="0.6">
            <text:p>0,6</text:p>
          </table:table-cell>
          <table:table-cell table:style-name="Default" office:value-type="float" office:value="0.8">
            <text:p>0,8</text:p>
          </table:table-cell>
          <table:table-cell table:style-name="Default" office:value-type="float" office:value="0.8">
            <text:p>0,8</text:p>
          </table:table-cell>
        </table:table-row>
        <table:table-row table:style-name="ro1">
          <table:table-cell table:number-columns-repeated="3"/>
          <table:table-cell office:value-type="string">
            <text:p>0.01878196787169354</text:p>
          </table:table-cell>
          <table:table-cell office:value-type="string">
            <text:p>0.03661136319638559</text:p>
          </table:table-cell>
          <table:table-cell office:value-type="string">
            <text:p>0.031718454266213184</text:p>
          </table:table-cell>
          <table:table-cell office:value-type="string">
            <text:p>0.01161606030295346</text:p>
          </table:table-cell>
          <table:table-cell office:value-type="string">
            <text:p>0.008404050299799098</text:p>
          </table:table-cell>
          <table:table-cell office:value-type="string">
            <text:p>0.013982740564053986</text:p>
          </table:table-cell>
          <table:table-cell office:value-type="string">
            <text:p>0.016228614052566235</text:p>
          </table:table-cell>
          <table:table-cell table:style-name="ce3"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1878196787169354</text:p>
          </table:table-cell>
          <table:table-cell office:value-type="string">
            <text:p>0.03661136319638559</text:p>
          </table:table-cell>
          <table:table-cell office:value-type="string">
            <text:p>0.031718454266213184</text:p>
          </table:table-cell>
          <table:table-cell office:value-type="string">
            <text:p>0.01161606030295346</text:p>
          </table:table-cell>
          <table:table-cell office:value-type="string">
            <text:p>0.008404050299799098</text:p>
          </table:table-cell>
          <table:table-cell office:value-type="string">
            <text:p>0.06555961511198004</text:p>
          </table:table-cell>
          <table:table-cell office:value-type="string">
            <text:p>0.016228614052566235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1878196787169354</text:p>
          </table:table-cell>
          <table:table-cell office:value-type="string">
            <text:p>0.03661136319638559</text:p>
          </table:table-cell>
          <table:table-cell office:value-type="string">
            <text:p>0.031718454266213184</text:p>
          </table:table-cell>
          <table:table-cell office:value-type="string">
            <text:p>0.01161606030295346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05860249197066267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1878196787169354</text:p>
          </table:table-cell>
          <table:table-cell office:value-type="string">
            <text:p>0.03661136319638559</text:p>
          </table:table-cell>
          <table:table-cell office:value-type="string">
            <text:p>0.031718454266213184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05860249197066267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28170888519797738</text:p>
          </table:table-cell>
          <table:table-cell office:value-type="string">
            <text:p>0.03661136319638559</text:p>
          </table:table-cell>
          <table:table-cell office:value-type="string">
            <text:p>0.03359314775468722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05860249197066267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28170888519797738</text:p>
          </table:table-cell>
          <table:table-cell office:value-type="string">
            <text:p>0.03661136319638559</text:p>
          </table:table-cell>
          <table:table-cell office:value-type="string">
            <text:p>0.03359314775468722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05860249197066267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28170888519797738</text:p>
          </table:table-cell>
          <table:table-cell office:value-type="string">
            <text:p>0.03661136319638559</text:p>
          </table:table-cell>
          <table:table-cell office:value-type="string">
            <text:p>0.03359314775468722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05860249197066267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28170888519797738</text:p>
          </table:table-cell>
          <table:table-cell office:value-type="string">
            <text:p>0.03802440520684943</text:p>
          </table:table-cell>
          <table:table-cell office:value-type="string">
            <text:p>0.03359314775468722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05860249197066267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28170888519797738</text:p>
          </table:table-cell>
          <table:table-cell office:value-type="string">
            <text:p>0.03802440520684943</text:p>
          </table:table-cell>
          <table:table-cell office:value-type="string">
            <text:p>0.03359314775468722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05860249197066267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28170888519797738</text:p>
          </table:table-cell>
          <table:table-cell office:value-type="string">
            <text:p>0.058310486276248824</text:p>
          </table:table-cell>
          <table:table-cell office:value-type="string">
            <text:p>0.0482287619354575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28170888519797738</text:p>
          </table:table-cell>
          <table:table-cell office:value-type="string">
            <text:p>0.18181120272772983</text:p>
          </table:table-cell>
          <table:table-cell office:value-type="string">
            <text:p>0.0482287619354575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28170888519797738</text:p>
          </table:table-cell>
          <table:table-cell office:value-type="string">
            <text:p>0.18181120272772983</text:p>
          </table:table-cell>
          <table:table-cell office:value-type="string">
            <text:p>0.0482287619354575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28170888519797738</text:p>
          </table:table-cell>
          <table:table-cell office:value-type="string">
            <text:p>0.18181120272772983</text:p>
          </table:table-cell>
          <table:table-cell office:value-type="string">
            <text:p>0.0482287619354575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47372630892578725</text:p>
          </table:table-cell>
          <table:table-cell office:value-type="string">
            <text:p>0.18181120272772983</text:p>
          </table:table-cell>
          <table:table-cell office:value-type="string">
            <text:p>0.0482287619354575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47372630892578725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47372630892578725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47372630892578725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47372630892578725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47372630892578725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47372630892578725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641229088075398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742496207623739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742496207623739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742496207623739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742496207623739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05600171569064118</text:p>
          </table:table-cell>
          <table:table-cell office:value-type="string">
            <text:p>0.023855189247737437</text:p>
          </table:table-cell>
          <table:table-cell office:value-type="string">
            <text:p>0.01742496207623739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07784912737251944</text:p>
          </table:table-cell>
          <table:table-cell office:value-type="string">
            <text:p>0.023855189247737437</text:p>
          </table:table-cell>
          <table:table-cell office:value-type="string">
            <text:p>0.01742496207623739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07784912737251944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5154460933870084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5154460933870084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5154460933870084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5154460933870084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5154460933870084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5154460933870084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5154460933870084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18181120272772983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2568723377034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6217572600119917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23855189247737437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4154441130480918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4154441130480918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4154441130480918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4154441130480918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4154441130480918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4154441130480918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4154441130480918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09699123150313145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1433330682911531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22504688395211577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2267798579168983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2267798579168983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2267798579168983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2267798579168983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2267798579168983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2267798579168983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32194683225405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32194683225405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3648883958804695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04798833720128345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1282863165036279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12828631650362796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13076291599628942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06317602805455452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55961511198004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1271056678820974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513442317005459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06594067017612301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135150250760675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6737345445321381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264007759007963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07103931669157318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0230696257339942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2379440022849963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23120616729817467</text:p>
          </table:table-cell>
          <table:table-cell office:value-type="string">
            <text:p>0.1714458684307053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1714458684307053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1714458684307053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1907630631532158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2667682622412312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0223275662097764</text:p>
          </table:table-cell>
          <table:table-cell office:value-type="string">
            <text:p>0.11144094211832296</text:p>
          </table:table-cell>
        </table:table-row>
        <table:table-row table:style-name="ro1">
          <table:table-cell table:number-columns-repeated="3"/>
          <table:table-cell office:value-type="string">
            <text:p>0.21463956504618836</text:p>
          </table:table-cell>
          <table:table-cell office:value-type="string">
            <text:p>0.3210569044648848</text:p>
          </table:table-cell>
          <table:table-cell office:value-type="string">
            <text:p>0.3702600979989277</text:p>
          </table:table-cell>
          <table:table-cell office:value-type="string">
            <text:p>0.4499192171965505</text:p>
          </table:table-cell>
          <table:table-cell office:value-type="string">
            <text:p>0.24323401027267957</text:p>
          </table:table-cell>
          <table:table-cell office:value-type="string">
            <text:p>0.13857724249659092</text:p>
          </table:table-cell>
          <table:table-cell office:value-type="string">
            <text:p>0.1302389430746536</text:p>
          </table:table-cell>
          <table:table-cell office:value-type="string">
            <text:p>0.11144094211832296</text:p>
          </table:table-cell>
        </table:table-row>
      </table:table>
      <table:table table:name="Exp 3" table:style-name="ta1" table:print="false">
        <table:table-column table:style-name="co2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 office:value-type="string">
            <text:p>En este exp. Medimos el ratio cognitivo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>
            <text:p>Axioma: Vecindad = 5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>
            <text:p>Ratio social</text:p>
          </table:table-cell>
          <table:table-cell table:number-columns-repeated="2"/>
          <table:table-cell table:style-name="ce4" office:value-type="float" office:value="0.2">
            <text:p>0,2</text:p>
          </table:table-cell>
          <table:table-cell table:style-name="ce2" office:value-type="float" office:value="0.4">
            <text:p>0,4</text:p>
          </table:table-cell>
          <table:table-cell table:style-name="ce4" office:value-type="float" office:value="0.2">
            <text:p>0,2</text:p>
          </table:table-cell>
          <table:table-cell table:style-name="ce2" office:value-type="float" office:value="0.4">
            <text:p>0,4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.4">
            <text:p>0,4</text:p>
          </table:table-cell>
        </table:table-row>
        <table:table-row table:style-name="ro1">
          <table:table-cell office:value-type="string">
            <text:p>Ratio cognitivo</text:p>
          </table:table-cell>
          <table:table-cell table:number-columns-repeated="2"/>
          <table:table-cell table:style-name="ce4" office:value-type="float" office:value="0.2">
            <text:p>0,2</text:p>
          </table:table-cell>
          <table:table-cell table:style-name="ce2" office:value-type="float" office:value="0.2">
            <text:p>0,2</text:p>
          </table:table-cell>
          <table:table-cell table:style-name="ce4" office:value-type="float" office:value="0.5">
            <text:p>0,5</text:p>
          </table:table-cell>
          <table:table-cell table:style-name="ce2" office:value-type="float" office:value="0.5">
            <text:p>0,5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4586350782408505</text:p>
          </table:table-cell>
          <table:table-cell office:value-type="string">
            <text:p>0.0381155615071106</text:p>
          </table:table-cell>
          <table:table-cell office:value-type="string">
            <text:p>0.02078211091760796</text:p>
          </table:table-cell>
          <table:table-cell office:value-type="string">
            <text:p>0.0476398958276228</text:p>
          </table:table-cell>
          <table:table-cell office:value-type="string">
            <text:p>0.018124448776836534</text:p>
          </table:table-cell>
          <table:table-cell office:value-type="string">
            <text:p>0.01630259776897279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4586350782408505</text:p>
          </table:table-cell>
          <table:table-cell office:value-type="string">
            <text:p>0.0381155615071106</text:p>
          </table:table-cell>
          <table:table-cell office:value-type="string">
            <text:p>0.053650035786670935</text:p>
          </table:table-cell>
          <table:table-cell office:value-type="string">
            <text:p>0.0476398958276228</text:p>
          </table:table-cell>
          <table:table-cell office:value-type="string">
            <text:p>0.018124448776836534</text:p>
          </table:table-cell>
          <table:table-cell office:value-type="string">
            <text:p>0.02287631730543737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4586350782408505</text:p>
          </table:table-cell>
          <table:table-cell office:value-type="string">
            <text:p>0.0381155615071106</text:p>
          </table:table-cell>
          <table:table-cell office:value-type="string">
            <text:p>0.053650035786670935</text:p>
          </table:table-cell>
          <table:table-cell office:value-type="string">
            <text:p>0.0476398958276228</text:p>
          </table:table-cell>
          <table:table-cell office:value-type="string">
            <text:p>0.018124448776836534</text:p>
          </table:table-cell>
          <table:table-cell office:value-type="string">
            <text:p>0.03719906641932606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4586350782408505</text:p>
          </table:table-cell>
          <table:table-cell office:value-type="string">
            <text:p>0.0381155615071106</text:p>
          </table:table-cell>
          <table:table-cell office:value-type="string">
            <text:p>0.053650035786670935</text:p>
          </table:table-cell>
          <table:table-cell office:value-type="string">
            <text:p>0.0476398958276228</text:p>
          </table:table-cell>
          <table:table-cell office:value-type="string">
            <text:p>0.02003017360954744</text:p>
          </table:table-cell>
          <table:table-cell office:value-type="string">
            <text:p>0.03719906641932606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4586350782408505</text:p>
          </table:table-cell>
          <table:table-cell office:value-type="string">
            <text:p>0.0381155615071106</text:p>
          </table:table-cell>
          <table:table-cell office:value-type="string">
            <text:p>0.053650035786670935</text:p>
          </table:table-cell>
          <table:table-cell office:value-type="string">
            <text:p>0.0476398958276228</text:p>
          </table:table-cell>
          <table:table-cell office:value-type="string">
            <text:p>0.02003017360954744</text:p>
          </table:table-cell>
          <table:table-cell office:value-type="string">
            <text:p>0.03719906641932606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4586350782408505</text:p>
          </table:table-cell>
          <table:table-cell office:value-type="string">
            <text:p>0.0381155615071106</text:p>
          </table:table-cell>
          <table:table-cell office:value-type="string">
            <text:p>0.053650035786670935</text:p>
          </table:table-cell>
          <table:table-cell office:value-type="string">
            <text:p>0.0476398958276228</text:p>
          </table:table-cell>
          <table:table-cell office:value-type="string">
            <text:p>0.03380220661839574</text:p>
          </table:table-cell>
          <table:table-cell office:value-type="string">
            <text:p>0.03719906641932606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4586350782408505</text:p>
          </table:table-cell>
          <table:table-cell office:value-type="string">
            <text:p>0.0381155615071106</text:p>
          </table:table-cell>
          <table:table-cell office:value-type="string">
            <text:p>0.05535605437412565</text:p>
          </table:table-cell>
          <table:table-cell office:value-type="string">
            <text:p>0.0476398958276228</text:p>
          </table:table-cell>
          <table:table-cell office:value-type="string">
            <text:p>0.03798995815074537</text:p>
          </table:table-cell>
          <table:table-cell office:value-type="string">
            <text:p>0.04734363498733544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4586350782408505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0476398958276228</text:p>
          </table:table-cell>
          <table:table-cell office:value-type="string">
            <text:p>0.03798995815074537</text:p>
          </table:table-cell>
          <table:table-cell office:value-type="string">
            <text:p>0.04734363498733544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4586350782408505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0476398958276228</text:p>
          </table:table-cell>
          <table:table-cell office:value-type="string">
            <text:p>0.226972006951659</text:p>
          </table:table-cell>
          <table:table-cell office:value-type="string">
            <text:p>0.04734363498733544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16249758182917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0476398958276228</text:p>
          </table:table-cell>
          <table:table-cell office:value-type="string">
            <text:p>0.226972006951659</text:p>
          </table:table-cell>
          <table:table-cell office:value-type="string">
            <text:p>0.04734363498733544</text:p>
          </table:table-cell>
          <table:table-cell office:value-type="string">
            <text:p>0.05617027195730172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16249758182917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0476398958276228</text:p>
          </table:table-cell>
          <table:table-cell office:value-type="string">
            <text:p>0.226972006951659</text:p>
          </table:table-cell>
          <table:table-cell office:value-type="string">
            <text:p>0.04734363498733544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16249758182917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0476398958276228</text:p>
          </table:table-cell>
          <table:table-cell office:value-type="string">
            <text:p>0.226972006951659</text:p>
          </table:table-cell>
          <table:table-cell office:value-type="string">
            <text:p>0.04734363498733544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16249758182917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08450785935684862</text:p>
          </table:table-cell>
          <table:table-cell office:value-type="string">
            <text:p>0.226972006951659</text:p>
          </table:table-cell>
          <table:table-cell office:value-type="string">
            <text:p>0.04734363498733544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08450785935684862</text:p>
          </table:table-cell>
          <table:table-cell office:value-type="string">
            <text:p>0.226972006951659</text:p>
          </table:table-cell>
          <table:table-cell office:value-type="string">
            <text:p>0.04734363498733544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08450785935684862</text:p>
          </table:table-cell>
          <table:table-cell office:value-type="string">
            <text:p>0.226972006951659</text:p>
          </table:table-cell>
          <table:table-cell office:value-type="string">
            <text:p>0.05653412783556536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5653412783556536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5653412783556536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5653412783556536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5653412783556536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06834170780550257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57851879746664676</text:p>
          </table:table-cell>
          <table:table-cell office:value-type="string">
            <text:p>0.0381155615071106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0931602334182815</text:p>
          </table:table-cell>
          <table:table-cell office:value-type="string">
            <text:p>0.226972006951659</text:p>
          </table:table-cell>
          <table:table-cell office:value-type="string">
            <text:p>0.0800963118279214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314354303108445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76721005453955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06383582936071165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1519092342829854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4649397261010235</text:p>
          </table:table-cell>
          <table:table-cell office:value-type="string">
            <text:p>0.07706633643364004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62194818656820375</text:p>
          </table:table-cell>
          <table:table-cell office:value-type="string">
            <text:p>0.07706633643364004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8132666727269341</text:p>
          </table:table-cell>
          <table:table-cell office:value-type="string">
            <text:p>0.08172766135102104</text:p>
          </table:table-cell>
          <table:table-cell office:value-type="string">
            <text:p>0.07706633643364004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09717612281304513</text:p>
          </table:table-cell>
          <table:table-cell office:value-type="string">
            <text:p>0.08172766135102104</text:p>
          </table:table-cell>
          <table:table-cell office:value-type="string">
            <text:p>0.07706633643364004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0802762154825603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08172766135102104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08172766135102104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08172766135102104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08172766135102104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086798063850996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09536513657634707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09536513657634707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0867646679796759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0867646679796759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0867646679796759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0867646679796759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0867646679796759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0867646679796759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0867646679796759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1917592559253828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0867646679796759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0867646679796759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1871194709268509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2745391570656631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2252010444524117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17384578052140806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1242177420252178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29818306105793385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40743577804275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  <table:table-row table:style-name="ro1">
          <table:table-cell table:number-columns-repeated="3"/>
          <table:table-cell office:value-type="string">
            <text:p>0.36415485843117623</text:p>
          </table:table-cell>
          <table:table-cell office:value-type="string">
            <text:p>0.35518819426279263</text:p>
          </table:table-cell>
          <table:table-cell office:value-type="string">
            <text:p>0.22976859332781996</text:p>
          </table:table-cell>
          <table:table-cell office:value-type="string">
            <text:p>0.5831979647583285</text:p>
          </table:table-cell>
          <table:table-cell office:value-type="string">
            <text:p>0.23018304738956027</text:p>
          </table:table-cell>
          <table:table-cell office:value-type="string">
            <text:p>0.226972006951659</text:p>
          </table:table-cell>
          <table:table-cell office:value-type="string">
            <text:p>0.16535041954297278</text:p>
          </table:table-cell>
          <table:table-cell office:value-type="string">
            <text:p>0.20042314982136514</text:p>
          </table:table-cell>
        </table:table-row>
      </table:table>
      <table:table table:name="Exp4" table:style-name="ta1" table:print="false">
        <table:table-column table:style-name="co2" table:default-cell-style-name="Default"/>
        <table:table-row table:style-name="ro1">
          <table:table-cell office:value-type="string">
            <text:p>En este de debe medir la relación entre número de iteraciones y número de particulas</text:p>
          </table:table-cell>
        </table:table-row>
      </table:table>
      <table:table table:name="Exp5" table:style-name="ta1" table:print="false">
        <table:table-column table:style-name="co2" table:number-columns-repeated="3" table:default-cell-style-name="Default"/>
        <table:table-column table:style-name="co3" table:number-columns-repeated="4" table:default-cell-style-name="ce1"/>
        <table:table-row table:style-name="ro1">
          <table:table-cell office:value-type="string">
            <text:p>En este comparamos el algoritmo con y sin búsqueda local.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Axioma: Vecindad = 5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Axioma: Ratio social = 0.4</text:p>
          </table:table-cell>
          <table:table-cell table:number-columns-repeated="2"/>
          <table:table-cell table:style-name="Default" office:value-type="string">
            <text:p>Sin búsqueda local</text:p>
          </table:table-cell>
          <table:table-cell table:style-name="Default" office:value-type="string">
            <text:p>Sin búsqueda local</text:p>
          </table:table-cell>
          <table:table-cell table:style-name="Default" office:value-type="string">
            <text:p>Con búsqueda local</text:p>
          </table:table-cell>
          <table:table-cell table:style-name="Default" office:value-type="string">
            <text:p>Con búsqueda local</text:p>
          </table:table-cell>
        </table:table-row>
        <table:table-row table:style-name="ro1">
          <table:table-cell office:value-type="string">
            <text:p>Ratio cognitivo</text:p>
          </table:table-cell>
          <table:table-cell table:number-columns-repeated="2"/>
          <table:table-cell table:style-name="Default" office:value-type="float" office:value="0.2">
            <text:p>0,2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string">
            <text:p>0.052136385395186544</text:p>
          </table:table-cell>
          <table:table-cell office:value-type="string">
            <text:p>0.02151070096099946</text:p>
          </table:table-cell>
          <table:table-cell office:value-type="string">
            <text:p>0.04776075678240329</text:p>
          </table:table-cell>
          <table:table-cell office:value-type="string">
            <text:p>0.06044722825724659</text:p>
          </table:table-cell>
        </table:table-row>
        <table:table-row table:style-name="ro1">
          <table:table-cell table:number-columns-repeated="3"/>
          <table:table-cell office:value-type="string">
            <text:p>0.10985302486401699</text:p>
          </table:table-cell>
          <table:table-cell office:value-type="string">
            <text:p>0.022863121165891925</text:p>
          </table:table-cell>
          <table:table-cell office:value-type="string">
            <text:p>0.01700449845922799</text:p>
          </table:table-cell>
          <table:table-cell office:value-type="string">
            <text:p>0.031169858491430117</text:p>
          </table:table-cell>
        </table:table-row>
        <table:table-row table:style-name="ro1">
          <table:table-cell table:number-columns-repeated="3"/>
          <table:table-cell office:value-type="string">
            <text:p>0.10985302486401699</text:p>
          </table:table-cell>
          <table:table-cell office:value-type="string">
            <text:p>0.022863121165891925</text:p>
          </table:table-cell>
          <table:table-cell office:value-type="string">
            <text:p>0.043384764269459045</text:p>
          </table:table-cell>
          <table:table-cell office:value-type="string">
            <text:p>0.09000846908152303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750069355427841</text:p>
          </table:table-cell>
          <table:table-cell office:value-type="string">
            <text:p>0.05115097994779992</text:p>
          </table:table-cell>
          <table:table-cell office:value-type="string">
            <text:p>0.07214544030209054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750069355427841</text:p>
          </table:table-cell>
          <table:table-cell office:value-type="string">
            <text:p>0.05080524683219444</text:p>
          </table:table-cell>
          <table:table-cell office:value-type="string">
            <text:p>0.036419117154639385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750069355427841</text:p>
          </table:table-cell>
          <table:table-cell office:value-type="string">
            <text:p>0.06554676049095036</text:p>
          </table:table-cell>
          <table:table-cell office:value-type="string">
            <text:p>0.05435597096745533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750069355427841</text:p>
          </table:table-cell>
          <table:table-cell office:value-type="string">
            <text:p>1.7611154346906854</text:p>
          </table:table-cell>
          <table:table-cell office:value-type="string">
            <text:p>0.061879585726615775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750069355427841</text:p>
          </table:table-cell>
          <table:table-cell office:value-type="string">
            <text:p>18.06954211398614</text:p>
          </table:table-cell>
          <table:table-cell office:value-type="string">
            <text:p>0.10144924451602641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750069355427841</text:p>
          </table:table-cell>
          <table:table-cell office:value-type="string">
            <text:p>33.39159453412272</text:p>
          </table:table-cell>
          <table:table-cell office:value-type="string">
            <text:p>0.2709831423140957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750069355427841</text:p>
          </table:table-cell>
          <table:table-cell office:value-type="string">
            <text:p>33.39159453412272</text:p>
          </table:table-cell>
          <table:table-cell office:value-type="string">
            <text:p>0.8951329066663811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750069355427841</text:p>
          </table:table-cell>
          <table:table-cell office:value-type="string">
            <text:p>33.39159453412272</text:p>
          </table:table-cell>
          <table:table-cell office:value-type="string">
            <text:p>2.8826750157299452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8490658360762282</text:p>
          </table:table-cell>
          <table:table-cell office:value-type="string">
            <text:p>33.39159453412272</text:p>
          </table:table-cell>
          <table:table-cell office:value-type="string">
            <text:p>22.793000276096112</text:p>
          </table:table-cell>
        </table:table-row>
        <table:table-row table:style-name="ro1">
          <table:table-cell table:number-columns-repeated="3"/>
          <table:table-cell office:value-type="string">
            <text:p>0.17031075451642322</text:p>
          </table:table-cell>
          <table:table-cell office:value-type="string">
            <text:p>0.08490658360762282</text:p>
          </table:table-cell>
          <table:table-cell office:value-type="string">
            <text:p>33.39159453412272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8490658360762282</text:p>
          </table:table-cell>
          <table:table-cell office:value-type="string">
            <text:p>33.39159453412272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8490658360762282</text:p>
          </table:table-cell>
          <table:table-cell office:value-type="string">
            <text:p>33.39159453412272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8490658360762282</text:p>
          </table:table-cell>
          <table:table-cell office:value-type="string">
            <text:p>33.39159453412272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8932678607651962</text:p>
          </table:table-cell>
          <table:table-cell office:value-type="string">
            <text:p>33.39159453412272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8932678607651962</text:p>
          </table:table-cell>
          <table:table-cell office:value-type="string">
            <text:p>33.39159453412272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8932678607651962</text:p>
          </table:table-cell>
          <table:table-cell office:value-type="string">
            <text:p>33.39159453412272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8932678607651962</text:p>
          </table:table-cell>
          <table:table-cell office:value-type="string">
            <text:p>33.39159453412272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8932678607651962</text:p>
          </table:table-cell>
          <table:table-cell office:value-type="string">
            <text:p>3.8906037952914905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9150230192521391</text:p>
          </table:table-cell>
          <table:table-cell office:value-type="string">
            <text:p>14.922329999625724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175256324117107</text:p>
          </table:table-cell>
          <table:table-cell office:value-type="string">
            <text:p>0.09150230192521391</text:p>
          </table:table-cell>
          <table:table-cell office:value-type="string">
            <text:p>14.922329999625724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14.922329999625724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14.922329999625724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14.922329999625724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14.922329999625724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14.922329999625724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14.922329999625724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16.523286588661275</text:p>
          </table:table-cell>
          <table:table-cell office:value-type="string">
            <text:p>20.54068441657489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6.808301868642419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5.37900379796603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12.239753860856034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33.1493812276622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40.33356166212189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37.45059348125539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8.985674127360394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7.7701107643661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7.77011076436616</text:p>
          </table:table-cell>
          <table:table-cell office:value-type="string">
            <text:p>17.30394840331696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7.77011076436616</text:p>
          </table:table-cell>
          <table:table-cell office:value-type="string">
            <text:p>18.2259575763749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7.77011076436616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7.77011076436616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7.77011076436616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7.77011076436616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7.77011076436616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7.77011076436616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57.55225302988061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21.13486649457243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6.885747335628291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09150230192521391</text:p>
          </table:table-cell>
          <table:table-cell office:value-type="string">
            <text:p>22.940628645028777</text:p>
          </table:table-cell>
          <table:table-cell office:value-type="string">
            <text:p>17.45899356978027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22.940628645028777</text:p>
          </table:table-cell>
          <table:table-cell office:value-type="string">
            <text:p>17.45899356978027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22.940628645028777</text:p>
          </table:table-cell>
          <table:table-cell office:value-type="string">
            <text:p>17.45899356978027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22.940628645028777</text:p>
          </table:table-cell>
          <table:table-cell office:value-type="string">
            <text:p>17.45899356978027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22.940628645028777</text:p>
          </table:table-cell>
          <table:table-cell office:value-type="string">
            <text:p>17.45899356978027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7.62372598375192</text:p>
          </table:table-cell>
          <table:table-cell office:value-type="string">
            <text:p>17.45899356978027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17.45899356978027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17.45899356978027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6258958693825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36.502730901786485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14.972977429693604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43.4898690092219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43.4898690092219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43.4898690092219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43.4898690092219</text:p>
          </table:table-cell>
          <table:table-cell office:value-type="string">
            <text:p>27.96556435378352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14785406755151154</text:p>
          </table:table-cell>
          <table:table-cell office:value-type="string">
            <text:p>43.4898690092219</text:p>
          </table:table-cell>
          <table:table-cell office:value-type="string">
            <text:p>5.819584431830367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43.4898690092219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43.4898690092219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43.4898690092219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43.4898690092219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43.4898690092219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43.4898690092219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43.4898690092219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8.33798458360191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18.469412256594396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18.469412256594396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0.38438963403056386</text:p>
          </table:table-cell>
          <table:table-cell office:value-type="string">
            <text:p>18.469412256594396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8.469412256594396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8.469412256594396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8.469412256594396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8.469412256594396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8.469412256594396</text:p>
          </table:table-cell>
          <table:table-cell office:value-type="string">
            <text:p>16.01114043059966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36.1426515441636</text:p>
          </table:table-cell>
          <table:table-cell office:value-type="string">
            <text:p>3.7542031242224883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2893199732042571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4.04782331845344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3.280385470682533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7.392481381149956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7.392481381149956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7.392481381149956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4.317411997095889</text:p>
          </table:table-cell>
          <table:table-cell office:value-type="string">
            <text:p>20.162914332271775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6.444864710075406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2.117065766246085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6.167433348606046</text:p>
          </table:table-cell>
          <table:table-cell office:value-type="string">
            <text:p>12.10885738996244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3.210898904334411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1.75430050263429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24.382670854079425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5.210199253584726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2.0436950223913963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9.563076408286578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9.563076408286578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9.563076408286578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9.563076408286578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9.563076408286578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9.563076408286578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9.563076408286578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9.563076408286578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2.1898566039723626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087429051250643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2.686930709860705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  <table:table-row table:style-name="ro1">
          <table:table-cell table:number-columns-repeated="3"/>
          <table:table-cell office:value-type="string">
            <text:p>0.8263757602192822</text:p>
          </table:table-cell>
          <table:table-cell office:value-type="string">
            <text:p>1.5959935833653027</text:p>
          </table:table-cell>
          <table:table-cell office:value-type="string">
            <text:p>11.90373833588639</text:p>
          </table:table-cell>
          <table:table-cell office:value-type="string">
            <text:p>13.346839825386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1">01/09/2010</text:date>, <text:time>00:19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men </meta:initial-creator>
    <meta:creation-date>2010-08-31T23:35:32</meta:creation-date>
    <dc:date>2010-09-01T00:19:54</dc:date>
    <dc:creator>Carmen </dc:creator>
    <meta:editing-duration>PT00H29M12S</meta:editing-duration>
    <meta:editing-cycles>2</meta:editing-cycles>
    <meta:generator>OpenOffice.org/3.2$Linux OpenOffice.org_project/320m12$Build-9483</meta:generator>
    <meta:document-statistic meta:table-count="5" meta:cell-count="4865" meta:object-count="0"/>
  </office:meta>
</office:document-meta>
</file>